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ack" svg:font-family="Hack"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xagons_7e_LT_7e_Gliederung_20_1">
      <style:paragraph-properties fo:margin-left="0cm" fo:margin-right="0cm" fo:line-height="100%" fo:text-indent="0cm" style:auto-text-indent="false"/>
      <style:text-properties fo:color="#000000" loext:opacity="100%" style:font-name="Hack" fo:font-size="13pt" style:font-size-asian="13pt" style:font-size-complex="13pt"/>
    </style:style>
    <style:style style:name="P2" style:family="paragraph" style:parent-style-name="Standard">
      <style:paragraph-properties fo:margin-left="0cm" fo:margin-right="0cm" fo:line-height="100%" fo:text-indent="0cm" style:auto-text-indent="false"/>
      <style:text-properties fo:color="#000000" loext:opacity="100%" style:font-name="Hack" fo:font-size="13pt" fo:font-weight="bold" officeooo:rsid="0019b409" officeooo:paragraph-rsid="0019b409" style:font-size-asian="13pt" style:font-weight-asian="bold" style:font-size-complex="13pt" style:font-weight-complex="bold"/>
    </style:style>
    <style:style style:name="P3" style:family="paragraph" style:parent-style-name="Hexagons_7e_LT_7e_Gliederung_20_1">
      <style:paragraph-properties fo:margin-left="0cm" fo:margin-right="0cm" fo:margin-top="0.42cm" fo:margin-bottom="0.349cm" style:contextual-spacing="false" fo:line-height="100%" fo:text-indent="0cm" style:auto-text-indent="false"/>
      <style:text-properties fo:color="#000000" loext:opacity="100%" style:font-name="Hack" fo:font-size="13pt" style:font-size-asian="13pt" style:font-size-complex="13pt"/>
    </style:style>
    <style:style style:name="P4" style:family="paragraph" style:parent-style-name="Heading_20_3">
      <style:paragraph-properties fo:margin-left="0cm" fo:margin-right="0cm" fo:margin-top="0.42cm" fo:margin-bottom="0.349cm" style:contextual-spacing="false" fo:line-height="100%" fo:text-indent="0cm" style:auto-text-indent="false"/>
      <style:text-properties fo:color="#000000" loext:opacity="100%" style:font-name="Hack" fo:font-size="14pt" style:font-size-asian="14pt" style:font-size-complex="14pt"/>
    </style:style>
    <style:style style:name="P5" style:family="paragraph" style:parent-style-name="Text_20_body">
      <style:text-properties style:font-name="Hack" fo:font-size="13pt" officeooo:paragraph-rsid="0017fb7a" style:font-size-asian="13pt" style:font-size-complex="13pt"/>
    </style:style>
    <style:style style:name="P6" style:family="paragraph" style:parent-style-name="Text_20_body">
      <style:text-properties officeooo:paragraph-rsid="0017fb7a"/>
    </style:style>
    <style:style style:name="P7" style:family="paragraph" style:parent-style-name="Text_20_body">
      <style:paragraph-properties fo:margin-left="0cm" fo:margin-right="0cm" fo:margin-top="0.42cm" fo:margin-bottom="0.349cm" style:contextual-spacing="false" fo:line-height="100%" fo:text-indent="0cm" style:auto-text-indent="false"/>
      <style:text-properties officeooo:paragraph-rsid="0017fb7a"/>
    </style:style>
    <style:style style:name="P8" style:family="paragraph" style:parent-style-name="Heading_20_3">
      <style:paragraph-properties fo:line-height="100%"/>
      <style:text-properties fo:color="#000000" loext:opacity="100%" style:font-name="Hack" fo:font-size="14pt" style:font-size-asian="14pt" style:font-size-complex="14pt"/>
    </style:style>
    <style:style style:name="P9" style:family="paragraph" style:parent-style-name="Text_20_body">
      <style:text-properties style:font-name="Hack" fo:font-size="13pt" style:font-size-asian="13pt" style:font-size-complex="13pt"/>
    </style:style>
    <style:style style:name="P10" style:family="paragraph" style:parent-style-name="Text_20_body" style:list-style-name="L1">
      <style:paragraph-properties fo:margin-top="0cm" fo:margin-bottom="0cm" style:contextual-spacing="false"/>
      <style:text-properties officeooo:paragraph-rsid="0017fb7a"/>
    </style:style>
    <style:style style:name="P11" style:family="paragraph" style:parent-style-name="Text_20_body">
      <style:paragraph-properties fo:margin-top="0cm" fo:margin-bottom="0cm" style:contextual-spacing="false"/>
      <style:text-properties style:font-name="Hack" fo:font-size="13pt" fo:font-weight="bold" officeooo:rsid="0019b409" officeooo:paragraph-rsid="0019b409" style:font-size-asian="13pt" style:font-weight-asian="bold" style:font-size-complex="13pt" style:font-weight-complex="bold"/>
    </style:style>
    <style:style style:name="P12" style:family="paragraph" style:parent-style-name="Text_20_body">
      <style:paragraph-properties fo:line-height="100%"/>
    </style:style>
    <style:style style:name="P13" style:family="paragraph" style:parent-style-name="Text_20_body">
      <style:text-properties style:font-name="Hack" fo:font-size="13pt" fo:font-weight="normal" style:font-size-asian="13pt" style:font-weight-asian="normal" style:font-size-complex="13pt" style:font-weight-complex="normal"/>
    </style:style>
    <style:style style:name="P14" style:family="paragraph" style:parent-style-name="Text_20_body" style:list-style-name="L2">
      <style:paragraph-properties fo:margin-top="0cm" fo:margin-bottom="0cm" style:contextual-spacing="false"/>
      <style:text-properties style:font-name="Hack" fo:font-size="13pt" fo:font-weight="normal" style:font-size-asian="13pt" style:font-weight-asian="normal" style:font-size-complex="13pt" style:font-weight-complex="normal"/>
    </style:style>
    <style:style style:name="P15" style:family="paragraph" style:parent-style-name="Text_20_body" style:list-style-name="L2">
      <style:text-properties style:font-name="Hack" fo:font-size="13pt" fo:font-weight="normal" style:font-size-asian="13pt" style:font-weight-asian="normal" style:font-size-complex="13pt" style:font-weight-complex="normal"/>
    </style:style>
    <style:style style:name="P16" style:family="paragraph" style:parent-style-name="Text_20_body" style:list-style-name="L3">
      <style:paragraph-properties fo:margin-top="0cm" fo:margin-bottom="0cm" style:contextual-spacing="false"/>
    </style:style>
    <style:style style:name="P17" style:family="paragraph" style:parent-style-name="Text_20_body" style:list-style-name="L3">
      <style:paragraph-properties fo:margin-top="0cm" fo:margin-bottom="0cm" style:contextual-spacing="false"/>
      <style:text-properties fo:font-size="13pt" style:font-size-asian="13pt" style:font-size-complex="13pt"/>
    </style:style>
    <style:style style:name="P18" style:family="paragraph" style:parent-style-name="Text_20_body" style:list-style-name="L3"/>
    <style:style style:name="P19" style:family="paragraph" style:parent-style-name="Text_20_body" style:list-style-name="L4">
      <style:paragraph-properties fo:margin-top="0cm" fo:margin-bottom="0cm" style:contextual-spacing="false"/>
    </style:style>
    <style:style style:name="P20" style:family="paragraph" style:parent-style-name="Text_20_body" style:list-style-name="L4"/>
    <style:style style:name="P21" style:family="paragraph" style:parent-style-name="Standard">
      <style:paragraph-properties fo:line-height="100%"/>
      <style:text-properties fo:color="#000000" loext:opacity="100%" style:font-name="Hack" fo:font-size="13pt" fo:font-weight="bold" officeooo:rsid="0019b409" officeooo:paragraph-rsid="0019b409" style:font-size-asian="13pt" style:font-weight-asian="bold" style:font-size-complex="13pt" style:font-weight-complex="bold"/>
    </style:style>
    <style:style style:name="P22" style:family="paragraph" style:parent-style-name="Standard" style:list-style-name="L5">
      <style:paragraph-properties fo:line-height="100%"/>
      <style:text-properties fo:color="#000000" loext:opacity="100%" style:font-name="Hack" fo:font-size="13pt" fo:font-weight="normal" officeooo:rsid="0019b409" officeooo:paragraph-rsid="0019b409" style:font-size-asian="13pt" style:font-weight-asian="normal" style:font-size-complex="13pt" style:font-weight-complex="normal"/>
    </style:style>
    <style:style style:name="P23" style:family="paragraph" style:parent-style-name="Text_20_body">
      <style:paragraph-properties fo:line-height="100%"/>
      <style:text-properties officeooo:paragraph-rsid="001ae05d"/>
    </style:style>
    <style:style style:name="P24" style:family="paragraph" style:parent-style-name="Standard">
      <style:paragraph-properties fo:line-height="100%"/>
      <style:text-properties fo:color="#000000" loext:opacity="100%" style:font-name="Hack" fo:font-size="13pt" fo:font-weight="bold" officeooo:rsid="001b0d25" officeooo:paragraph-rsid="001b0d25" style:font-size-asian="13pt" style:font-weight-asian="bold" style:font-size-complex="13pt" style:font-weight-complex="bold"/>
    </style:style>
    <style:style style:name="P25" style:family="paragraph" style:parent-style-name="Hexagons_7e_LT_7e_Gliederung_20_1">
      <style:paragraph-properties fo:margin-left="0cm" fo:margin-right="0cm" fo:text-indent="0cm" style:auto-text-indent="false"/>
      <style:text-properties fo:color="#000000" loext:opacity="100%" style:font-name="Hack" fo:font-size="13pt" style:font-size-asian="13pt" style:font-size-complex="13pt"/>
    </style:style>
    <style:style style:name="P26" style:family="paragraph" style:parent-style-name="Standard">
      <style:paragraph-properties fo:line-height="100%"/>
      <style:text-properties fo:color="#000000" loext:opacity="100%" style:font-name="Hack" fo:font-size="13pt" fo:font-weight="bold" officeooo:rsid="001ca40a" officeooo:paragraph-rsid="001ca40a" style:font-size-asian="13pt" style:font-weight-asian="bold" style:font-size-complex="13pt" style:font-weight-complex="bold"/>
    </style:style>
    <style:style style:name="P27" style:family="paragraph" style:parent-style-name="Heading_20_2">
      <style:paragraph-properties fo:line-height="100%"/>
      <style:text-properties fo:color="#000000" loext:opacity="100%" style:font-name="Hack" fo:font-size="13pt" fo:font-weight="bold" officeooo:rsid="001ca40a" officeooo:paragraph-rsid="001ca40a" style:font-size-asian="13pt" style:font-weight-asian="bold" style:font-size-complex="13pt" style:font-weight-complex="bold"/>
    </style:style>
    <style:style style:name="P28" style:family="paragraph" style:parent-style-name="Text_20_body">
      <style:text-properties officeooo:paragraph-rsid="00219e21"/>
    </style:style>
    <style:style style:name="P29" style:family="paragraph" style:parent-style-name="Heading_20_2">
      <style:paragraph-properties fo:line-height="100%"/>
      <style:text-properties style:font-name="Hack" fo:font-size="13pt" officeooo:paragraph-rsid="001ca40a" style:font-size-asian="13pt" style:font-size-complex="13pt"/>
    </style:style>
    <style:style style:name="P30" style:family="paragraph" style:parent-style-name="Text_20_body">
      <style:text-properties style:font-name="Hack" fo:font-size="14pt" style:font-size-asian="14pt" style:font-size-complex="14pt"/>
    </style:style>
    <style:style style:name="P31" style:family="paragraph" style:parent-style-name="Text_20_body" style:list-style-name="L6"/>
    <style:style style:name="P32" style:family="paragraph" style:parent-style-name="Text_20_body" style:list-style-name="L7">
      <style:paragraph-properties fo:margin-top="0cm" fo:margin-bottom="0cm" style:contextual-spacing="false"/>
    </style:style>
    <style:style style:name="P33" style:family="paragraph" style:parent-style-name="Text_20_body" style:list-style-name="L7">
      <style:paragraph-properties fo:margin-top="0cm" fo:margin-bottom="0cm" style:contextual-spacing="false"/>
      <style:text-properties style:font-name="Hack" fo:font-size="14pt" style:font-size-asian="14pt" style:font-size-complex="14pt"/>
    </style:style>
    <style:style style:name="P34" style:family="paragraph" style:parent-style-name="Text_20_body" style:list-style-name="L7"/>
    <style:style style:name="P35" style:family="paragraph" style:parent-style-name="Text_20_body" style:list-style-name="L8">
      <style:paragraph-properties fo:margin-top="0cm" fo:margin-bottom="0cm" style:contextual-spacing="false"/>
      <style:text-properties style:font-name="Hack" fo:font-size="14pt" style:font-size-asian="14pt" style:font-size-complex="14pt"/>
    </style:style>
    <style:style style:name="P36" style:family="paragraph" style:parent-style-name="Text_20_body" style:list-style-name="L8">
      <style:paragraph-properties fo:margin-top="0cm" fo:margin-bottom="0cm" style:contextual-spacing="false"/>
    </style:style>
    <style:style style:name="P37" style:family="paragraph" style:parent-style-name="Text_20_body" style:list-style-name="L8"/>
    <style:style style:name="P38" style:family="paragraph" style:parent-style-name="Text_20_body" style:list-style-name="L9">
      <style:text-properties style:font-name="Hack" fo:font-size="14pt" style:font-size-asian="14pt" style:font-size-complex="14pt"/>
    </style:style>
    <style:style style:name="P39" style:family="paragraph" style:parent-style-name="Text_20_body">
      <style:paragraph-properties fo:margin-top="0cm" fo:margin-bottom="0cm" style:contextual-spacing="false"/>
    </style:style>
    <style:style style:name="P40" style:family="paragraph" style:parent-style-name="Text_20_body">
      <style:paragraph-properties fo:margin-top="0cm" fo:margin-bottom="0cm" style:contextual-spacing="false"/>
      <style:text-properties style:font-name="Hack" fo:font-size="14pt" style:font-size-asian="14pt" style:font-size-complex="14pt"/>
    </style:style>
    <style:style style:name="P41" style:family="paragraph" style:parent-style-name="Standard">
      <style:paragraph-properties fo:line-height="100%"/>
      <style:text-properties fo:color="#000000" loext:opacity="100%" style:font-name="Hack" fo:font-size="14pt" fo:font-weight="bold" officeooo:rsid="001ca40a" officeooo:paragraph-rsid="001ca40a" style:font-size-asian="14pt" style:font-weight-asian="bold" style:font-size-complex="14pt" style:font-weight-complex="bold"/>
    </style:style>
    <style:style style:name="P42" style:family="paragraph" style:parent-style-name="Standard">
      <style:paragraph-properties fo:line-height="100%"/>
      <style:text-properties fo:color="#000000" loext:opacity="100%" style:font-name="Hack" fo:font-size="13pt" fo:font-weight="bold" officeooo:rsid="001e6514" officeooo:paragraph-rsid="001e6514" style:font-size-asian="13pt" style:font-weight-asian="bold" style:font-size-complex="13pt" style:font-weight-complex="bold"/>
    </style:style>
    <style:style style:name="T1" style:family="text">
      <style:text-properties officeooo:rsid="0015ffe1"/>
    </style:style>
    <style:style style:name="T2" style:family="text">
      <style:text-properties fo:font-size="13pt" style:font-size-asian="13pt" style:font-size-complex="13pt"/>
    </style:style>
    <style:style style:name="T3" style:family="text">
      <style:text-properties style:font-name="Hack" fo:font-size="13pt" style:font-size-asian="13pt" style:font-size-complex="13pt"/>
    </style:style>
    <style:style style:name="T4" style:family="text">
      <style:text-properties fo:color="#000000" loext:opacity="100%" style:font-name="Hack" fo:font-size="13pt" style:font-size-asian="13pt" style:font-size-complex="13pt"/>
    </style:style>
    <style:style style:name="T5" style:family="text">
      <style:text-properties fo:color="#000000" loext:opacity="100%" fo:font-size="13pt" style:font-size-asian="13pt" style:font-size-complex="13pt"/>
    </style:style>
    <style:style style:name="T6" style:family="text">
      <style:text-properties style:font-name="Hack" fo:font-size="13pt" fo:font-weight="normal" style:font-size-asian="13pt" style:font-weight-asian="normal" style:font-size-complex="13pt" style:font-weight-complex="normal"/>
    </style:style>
    <style:style style:name="T7" style:family="text">
      <style:text-properties style:font-name="Hack" fo:font-weight="normal" style:font-weight-asian="normal" style:font-weight-complex="normal"/>
    </style:style>
    <style:style style:name="T8" style:family="text">
      <style:text-properties fo:color="#000000" loext:opacity="100%" style:font-name="Hack" fo:font-size="13pt" officeooo:rsid="0019b409" style:font-size-asian="13pt" style:font-size-complex="13pt"/>
    </style:style>
    <style:style style:name="T9" style:family="text">
      <style:text-properties fo:color="#000000" loext:opacity="100%" style:font-name="Hack" fo:font-size="13pt" fo:font-weight="normal" officeooo:rsid="0019b409" style:font-size-asian="13pt" style:font-weight-asian="normal" style:font-size-complex="13pt" style:font-weight-complex="normal"/>
    </style:style>
    <style:style style:name="T10" style:family="text">
      <style:text-properties style:font-name="Hack" fo:font-size="14pt" style:font-size-asian="14pt" style:font-size-complex="14pt"/>
    </style:style>
    <style:style style:name="T11" style:family="text">
      <style:text-properties fo:color="#000000" loext:opacity="100%" style:font-name="Hack" fo:font-size="14pt" officeooo:rsid="001ca40a" style:font-size-asian="14pt" style:font-size-complex="14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achwörter und deren Bedeutung</text:p>
      <text:p text:style-name="P1">CPUs 2011 vs 2025</text:p>
      <text:p text:style-name="P1">CPU Architekturen</text:p>
      <text:p text:style-name="P1">Auswirkungen</text:p>
      <text:p text:style-name="P1">C++ vs Python vs C++</text:p>
      <text:p text:style-name="P1">Compilers</text:p>
      <text:p text:style-name="P1">Fazit<text:span text:style-name="T1">_____</text:span></text:p>
      <text:p text:style-name="P1">L1, L2, L3 Cache</text:p>
      <text:p text:style-name="P1">Pipeline</text:p>
      <text:p text:style-name="P1">Branch-Predictor</text:p>
      <text:p text:style-name="P1">NUMA-Node</text:p>
      <text:p text:style-name="P1">CISC &amp; RISC</text:p>
      <text:p text:style-name="P1">Thread-Scheduler</text:p>
      <text:p text:style-name="P1">Memory (in diesem Kontext RAM und nicht SSD)</text:p>
      <text:p text:style-name="P1">Register<text:span text:style-name="T1">____</text:span></text:p>
      <text:p text:style-name="P1">Cachelevels L1, L2, L3</text:p>
      <text:p text:style-name="P1">Verschiedene Größen</text:p>
      <text:p text:style-name="P1">Verschiedene Response times</text:p>
      <text:p text:style-name="P1">Instruction Cache</text:p>
      <text:p text:style-name="P1">Data Cache</text:p>
      <text:p text:style-name="P1">Smart Cache</text:p>
      <text:p text:style-name="P2">PIPELINES</text:p>
      <text:p text:style-name="P1">Maschinenbefehle werden in Stages aufgebrochen und und parallelisiert ausgeführt:</text:p>
      <text:p text:style-name="P3">Instruction Fetch (IF): CPU fetcht benötigte Daten aus Cache oder Memory</text:p>
      <text:p text:style-name="P3">Instruction Decode (ID): Die Instruction wird identifiziert und die CPU prepares for execution</text:p>
      <text:p text:style-name="P3"><text:soft-page-break/>Execute (EX): Die Operation in der Instruction wird executed</text:p>
      <text:p text:style-name="P3">Memory Access (MEM): Werden Daten manipuliert und gespeichert werden sie in dieser Stage geschrieben.</text:p>
      <text:p text:style-name="P3">Write Back (WB): Das Result der Operation wird im Register returnt</text:p>
      <text:h text:style-name="P4" text:outline-level="3"><text:span text:style-name="Strong_20_Emphasis"><text:span text:style-name="T2">Data Hazards (Datenabhängigkeiten)</text:span></text:span></text:h>
      <text:p text:style-name="P5">Data Hazards treten auf, wenn Instruktionen Daten teilen und diese in einer bestimmten Reihenfolge benötigt werden. Es gibt drei spezifische Typen:</text:p>
      <text:p text:style-name="P6"><text:span text:style-name="Strong_20_Emphasis"><text:span text:style-name="T3"><text:tab/>RAW (Read After Write)</text:span></text:span><text:span text:style-name="T3">: Die häufigste Art. Eine Instruktion möchte auf ein Ergebnis zugreifen, das von einer vorherigen Instruktion noch nicht geschrieben wurde.</text:span></text:p>
      <text:p text:style-name="P7"><text:span text:style-name="Strong_20_Emphasis"><text:span text:style-name="T4"><text:tab/>WAR (Write After Read)</text:span></text:span><text:span text:style-name="T4">: Eine spätere Instruktion will ein Register schreiben, das von einer früheren Instruktion gerade gelesen wird.</text:span></text:p>
      <text:p text:style-name="P7"><text:span text:style-name="Strong_20_Emphasis"><text:span text:style-name="T3"><text:tab/>WAW (Write After Write)</text:span></text:span><text:span text:style-name="T3">: Zwei Instruktionen wollen denselben Speicher/Registrierungsort beschreiben.</text:span></text:p>
      <text:h text:style-name="P8" text:outline-level="3"><text:span text:style-name="Strong_20_Emphasis"><text:span text:style-name="T2">Control Hazards (Steuerhazards)</text:span></text:span></text:h>
      <text:p text:style-name="P6"><text:span text:style-name="T3">Diese hängen mit Sprüngen oder Verzweigungen zusammen (z. B. </text:span><text:span text:style-name="Source_20_Text"><text:span text:style-name="T3">if</text:span></text:span><text:span text:style-name="T3">, </text:span><text:span text:style-name="Source_20_Text"><text:span text:style-name="T3">for</text:span></text:span><text:span text:style-name="T3">, </text:span><text:span text:style-name="Source_20_Text"><text:span text:style-name="T3">goto</text:span></text:span><text:span text:style-name="T3">) und treten auf, wenn die CPU nicht weiß, welche Instruktion als Nächstes kommen soll.</text:span></text:p>
      <text:p text:style-name="P6"><text:span text:style-name="Strong_20_Emphasis"><text:span text:style-name="T3">Erweiterung: Speculative Execution Hazard</text:span></text:span><text:span text:style-name="T3">: Wenn eine CPU basierend auf einer falschen Vorhersage (Branch Prediction) spekulative Arbeit verrichtet, die später zurückgerollt werden muss. Dies wird in modernen CPUs verstärkt problematisch.</text:span></text:p>
      <text:h text:style-name="Heading_20_3" text:outline-level="3"><text:span text:style-name="Strong_20_Emphasis"><text:span text:style-name="T3">Structural Hazards (Ressourcenkonflikte)</text:span></text:span></text:h>
      <text:p text:style-name="P9">Diese treten auf, wenn mehrere Instruktionen gleichzeitig dieselbe Hardware-Ressource verwenden wollen (z. B. ALU, Speicher oder Bus).</text:p>
      <text:list text:style-name="L1">
        <text:list-header>
          <text:p text:style-name="P10"><text:soft-page-break/><text:span text:style-name="Strong_20_Emphasis"><text:span text:style-name="T3">Cache Conflicts</text:span></text:span><text:span text:style-name="T3">: Wenn mehrere Instruktionen auf den gleichen Cache-Speicherbereich zugreifen, kann dies zu Verzögerungen führen.</text:span></text:p>
          <text:p text:style-name="P10"><text:span text:style-name="Strong_20_Emphasis"><text:span text:style-name="T3">Memory Hazards</text:span></text:span><text:span text:style-name="T3">: Wenn mehrere Instruktionen gleichzeitig auf denselben Speicherbereich zugreifen (z. B. Lesen und Schreiben auf dasselbe Datenwort), entstehen ebenfalls Konflikte.</text:span></text:p>
        </text:list-header>
      </text:list>
      <text:p text:style-name="P11">Branch Predictor</text:p>
      <text:p text:style-name="P12"><text:span text:style-name="T4">Ein </text:span><text:span text:style-name="Strong_20_Emphasis"><text:span text:style-name="T4">Branch Predictor</text:span></text:span><text:span text:style-name="T4"> in einer CPU ist ein Mechanismus, der versucht vorherzusagen, welchen Weg ein Programm bei einer </text:span><text:span text:style-name="Strong_20_Emphasis"><text:span text:style-name="T4">Verzweigung (Branch)</text:span></text:span><text:span text:style-name="T4"> nehmen wird. Verzweigungen treten bei Kontrollflussanweisungen wie </text:span><text:span text:style-name="Source_20_Text"><text:span text:style-name="T5">if</text:span></text:span><text:span text:style-name="T4">, </text:span><text:span text:style-name="Source_20_Text"><text:span text:style-name="T5">for</text:span></text:span><text:span text:style-name="T4">, </text:span><text:span text:style-name="Source_20_Text"><text:span text:style-name="T5">while</text:span></text:span><text:span text:style-name="T4"> oder </text:span><text:span text:style-name="Source_20_Text"><text:span text:style-name="T5">switch</text:span></text:span><text:span text:style-name="T4"> auf, und der Branch Predictor hilft der CPU, solche Situationen effizient zu handhaben.</text:span></text:p>
      <text:h text:style-name="Heading_20_3" text:outline-level="3"><text:span text:style-name="Strong_20_Emphasis"><text:span text:style-name="T6">Warum braucht man einen Branch Predictor?</text:span></text:span></text:h>
      <text:p text:style-name="P13">Moderne CPUs sind sehr schnell und nutzen Pipelines, um mehrere Instruktionen gleichzeitig auszuführen. Wenn die CPU auf eine Verzweigung stößt (z. B. einen Sprungbefehl), weiß sie oft nicht sofort, welche Instruktion als Nächstes ausgeführt werden soll, bis die Bedingung vollständig ausgewertet ist. Ohne eine Vorhersage müsste die CPU:</text:p>
      <text:list text:style-name="L2">
        <text:list-item>
          <text:p text:style-name="P14">Warten, bis die Verzweigung aufgelöst ist (das würde die Pipeline anhalten und Zeit verschwenden).</text:p>
        </text:list-item>
        <text:list-item>
          <text:p text:style-name="P15">Daten für beide möglichen Verzweigungswege bereithalten, was ineffizient ist.</text:p>
        </text:list-item>
      </text:list>
      <text:h text:style-name="Heading_20_3" text:outline-level="3"><text:span text:style-name="Strong_20_Emphasis"><text:span text:style-name="T6">Wie funktioniert ein Branch Predictor?</text:span></text:span></text:h>
      <text:p text:style-name="P13">Es gibt verschiedene Arten von Branch Predictors:</text:p>
      <text:h text:style-name="Heading_20_4" text:outline-level="4"><text:span text:style-name="Strong_20_Emphasis"><text:span text:style-name="T6">1. Statische Branch Prediction</text:span></text:span></text:h>
      <text:list text:style-name="L3">
        <text:list-item>
          <text:p text:style-name="P16"><text:span text:style-name="Strong_20_Emphasis"><text:span text:style-name="T6">Einfache Regel</text:span></text:span><text:span text:style-name="T6">: Die CPU trifft eine Vorhersage basierend auf festen Regeln, z. B.:</text:span></text:p>
          <text:list>
            <text:list-item>
              <text:p text:style-name="P16"><text:span text:style-name="T6">Ein </text:span><text:span text:style-name="Strong_20_Emphasis"><text:span text:style-name="T6">Sprung nach hinten</text:span></text:span><text:span text:style-name="T6"> (z. B. in Schleifen) wird immer als </text:span><text:span text:style-name="Strong_20_Emphasis"><text:span text:style-name="T6">genommen</text:span></text:span><text:span text:style-name="T6"> (taken) angenommen.</text:span></text:p>
            </text:list-item>
            <text:list-item>
              <text:p text:style-name="P17"><text:span text:style-name="T7"/></text:p>
            </text:list-item>
          </text:list>
        </text:list-item>
        <text:list-item>
          <text:p text:style-name="P18"><text:span text:style-name="Strong_20_Emphasis"><text:span text:style-name="T6">Nachteil</text:span></text:span><text:span text:style-name="T6">: Funktioniert gut bei vorhersehbaren Mustern (wie Schleifen), aber schlecht bei komplexen Kontrollflüssen.</text:span></text:p>
        </text:list-item>
      </text:list>
      <text:h text:style-name="Heading_20_4" text:outline-level="4"><text:soft-page-break/><text:span text:style-name="Strong_20_Emphasis"><text:span text:style-name="T6">2. Dynamische Branch Prediction</text:span></text:span></text:h>
      <text:list text:style-name="L4">
        <text:list-item>
          <text:p text:style-name="P19"><text:span text:style-name="Strong_20_Emphasis"><text:span text:style-name="T6">Geschichtsbasiert</text:span></text:span><text:span text:style-name="T6">: Die CPU lernt aus der Vergangenheit. Sie speichert Informationen darüber, wie sich frühere Verzweigungen verhalten haben.</text:span></text:p>
        </text:list-item>
        <text:list-item>
          <text:p text:style-name="P19"><text:span text:style-name="Strong_20_Emphasis"><text:span text:style-name="T6">Beispiele für Algorithmen</text:span></text:span><text:span text:style-name="T6">:</text:span></text:p>
          <text:list>
            <text:list-item>
              <text:p text:style-name="P19"><text:span text:style-name="Strong_20_Emphasis"><text:span text:style-name="T6">1-Bit Predictor</text:span></text:span><text:span text:style-name="T6">: Speichert für jede Verzweigung, ob sie beim letzten Mal genommen wurde oder nicht.</text:span></text:p>
              <text:list>
                <text:list-item>
                  <text:p text:style-name="P19"><text:span text:style-name="Strong_20_Emphasis"><text:span text:style-name="T6">Problem</text:span></text:span><text:span text:style-name="T6">: Wechselnde Verzweigungen (z. B. bei </text:span><text:span text:style-name="Source_20_Text"><text:span text:style-name="T6">if (i % 2 == 0)</text:span></text:span><text:span text:style-name="T6">) können falsch vorhergesagt werden.</text:span></text:p>
                </text:list-item>
              </text:list>
            </text:list-item>
            <text:list-item>
              <text:p text:style-name="P19"><text:span text:style-name="Strong_20_Emphasis"><text:span text:style-name="T6">2-Bit Predictor</text:span></text:span><text:span text:style-name="T6">: Verwendet einen 2-Bit-Zähler, um stabilere Vorhersagen zu treffen. Ein einzelner Fehler (z. B. ein Sprung, der einmal nicht genommen wird) ändert die Vorhersage nicht sofort.</text:span></text:p>
            </text:list-item>
          </text:list>
        </text:list-item>
        <text:list-item>
          <text:p text:style-name="P19"><text:span text:style-name="Strong_20_Emphasis"><text:span text:style-name="T6">Branch History Table (BHT)</text:span></text:span><text:span text:style-name="T6">: Speichert für jede Verzweigung, ob sie in der Vergangenheit genommen wurde.</text:span></text:p>
        </text:list-item>
        <text:list-item>
          <text:p text:style-name="P20"><text:span text:style-name="Strong_20_Emphasis"><text:span text:style-name="T6">Global History Predictor</text:span></text:span><text:span text:style-name="T6">: Betrachtet die Abfolge von Verzweigungen, um komplexe Muster zu erkennen.</text:span></text:p>
        </text:list-item>
      </text:list>
      <text:p text:style-name="P21">NUMA Node</text:p>
      <text:list text:style-name="L5">
        <text:list-item>
          <text:p text:style-name="P22">Non uniform memory access</text:p>
        </text:list-item>
        <text:list-item>
          <text:p text:style-name="P22">Ram wird aufgeteilt</text:p>
        </text:list-item>
        <text:list-item>
          <text:p text:style-name="P22">nps1, 2, 4</text:p>
        </text:list-item>
      </text:list>
      <text:p text:style-name="P23"><text:span text:style-name="Strong_20_Emphasis"><text:span text:style-name="T8">Thread-Pinning</text:span></text:span><text:span text:style-name="T9">: Threads und Prozesse sollten bevorzugt auf einer NUMA-Node ausgeführt werden, deren RAM die benötigten Daten enthält.</text:span></text:p>
      <text:p text:style-name="P23"><text:span text:style-name="Strong_20_Emphasis"><text:span text:style-name="T3">Memory Binding</text:span></text:span><text:span text:style-name="T3">: Daten sollten möglichst in dem RAM-Bereich allokiert werden, der mit der CPU verbunden ist, die sie verarbeitet.</text:span></text:p>
      <text:p text:style-name="P24">CISC &amp; RISC</text:p>
      <text:p text:style-name="P25">Complex instruction set Computer</text:p>
      <text:p text:style-name="P25">Reduced instruction set Computer</text:p>
      <text:p text:style-name="P25">NUMA verhalten, beide ähnlich, Risc fokussiert Latenz, Cisc Bandwidth</text:p>
      <text:p text:style-name="P25">Branch Prediction, Risc fokussiert einfachere Branch-Prediction, Cisc komplexere</text:p>
      <text:p text:style-name="P25">Caching (fast) exakt gleich</text:p>
      <text:p text:style-name="P25">Unterschiede bei Prefetching und Speicherzugriffen</text:p>
      <text:p text:style-name="P24"><text:soft-page-break/>CPU Vergleich</text:p>
      <text:p text:style-name="P25">AMD 9950X (Q3/2024)</text:p>
      <text:p text:style-name="P25">Intel i7 2700k (Q1/2011)</text:p>
      <text:p text:style-name="P25">AMD EPYC Genoa-X 9684X (Q2/2023)</text:p>
      <text:p text:style-name="P26">Auswirkungen</text:p>
      <text:h text:style-name="P27" text:outline-level="2"><text:span text:style-name="Strong_20_Emphasis"><text:span text:style-name="T10">Wie entstehen Branch Mispredictions?</text:span></text:span></text:h>
      <text:p text:style-name="P28"><text:span text:style-name="T10">Branch Mispredictions treten auf, wenn:</text:span></text:p>
      <text:p text:style-name="P28"><text:span text:style-name="Strong_20_Emphasis"><text:span text:style-name="T10">Die Vorhersage falsch ist</text:span></text:span><text:span text:style-name="T10">: Die Branch Prediction Einheit sagt voraus, dass ein bestimmter Pfad genommen wird (oder nicht genommen wird), aber zur Laufzeit entscheidet der Prozessor basierend auf den tatsächlichen Daten das Gegenteil.</text:span></text:p>
      <text:p text:style-name="P28"><text:span text:style-name="Strong_20_Emphasis"><text:span text:style-name="T10">Branch History Fehlerhaft ist</text:span></text:span><text:span text:style-name="T10">:</text:span></text:p>
      <text:p text:style-name="P28"><text:span text:style-name="T10">Branch Predictors basieren oft auf historischen Daten (z. B. wie sich derselbe Branch in der Vergangenheit verhalten hat). Wenn das Verhalten unregelmäßig ist, kann die Vorhersage fehlerhaft sein.</text:span></text:p>
      <text:p text:style-name="P28"><text:span text:style-name="Strong_20_Emphasis"><text:span text:style-name="T10">Sprung-Adressen dynamisch sind</text:span></text:span><text:span text:style-name="T10">:</text:span></text:p>
      <text:p text:style-name="P28"><text:span text:style-name="T10">Bei </text:span><text:span text:style-name="Strong_20_Emphasis"><text:span text:style-name="T10">indirekten Sprüngen</text:span></text:span><text:span text:style-name="T10"> (z. B. Funktionszeigern oder </text:span><text:span text:style-name="Source_20_Text"><text:span text:style-name="T10">switch</text:span></text:span><text:span text:style-name="T10">-Anweisungen mit vielen Fällen) kann die Zieladresse schwer vorhersehbar sein.</text:span></text:p>
      <text:p text:style-name="P28"><text:span text:style-name="Strong_20_Emphasis"><text:span text:style-name="T10">Komplexe Bedingungsketten</text:span></text:span><text:span text:style-name="T10">:</text:span></text:p>
      <text:p text:style-name="P28"><text:span text:style-name="T10">Wenn Verzweigungen von komplizierten Bedingungen abhängen (z. B. mehrere verschachtelte </text:span><text:span text:style-name="Source_20_Text"><text:span text:style-name="T10">if-else</text:span></text:span><text:span text:style-name="T10">), steigt die Wahrscheinlichkeit einer Misprediction.</text:span></text:p>
      <text:p text:style-name="P28"><text:span text:style-name="Strong_20_Emphasis"><text:span text:style-name="T10">Unregelmäßige Branch-Muster</text:span></text:span><text:span text:style-name="T10">:</text:span></text:p>
      <text:p text:style-name="P28"><text:span text:style-name="T10">Beispiel: Ein Branch, der zwischen </text:span><text:span text:style-name="Source_20_Text"><text:span text:style-name="T10">taken</text:span></text:span><text:span text:style-name="T10"> und </text:span><text:span text:style-name="Source_20_Text"><text:span text:style-name="T10">not taken</text:span></text:span><text:span text:style-name="T10"> hin- und herspringt (z. B. </text:span><text:span text:style-name="Source_20_Text"><text:span text:style-name="T10">if (i % 2 == 0)</text:span></text:span><text:span text:style-name="T10">).</text:span></text:p>
      <text:h text:style-name="P29" text:outline-level="2"><text:span text:style-name="Strong_20_Emphasis"><text:span text:style-name="T11">Was passiert bei einer Branch Misprediction?</text:span></text:span></text:h>
      <text:p text:style-name="P30">Wenn eine Branch Misprediction auftritt, sind die folgenden Schritte involviert:</text:p>
      <text:h text:style-name="Heading_20_3" text:outline-level="3"><text:soft-page-break/><text:span text:style-name="Strong_20_Emphasis"><text:span text:style-name="T10">1. Spekulative Ausführung (Speculative Execution)</text:span></text:span></text:h>
      <text:list text:style-name="L6">
        <text:list-item>
          <text:p text:style-name="P31"><text:span text:style-name="T10">Die CPU </text:span><text:span text:style-name="Strong_20_Emphasis"><text:span text:style-name="T10">spekuliert</text:span></text:span><text:span text:style-name="T10">, welcher Pfad genommen wird, und beginnt damit, Instruktionen entlang dieses Pfades auszuführen. Diese spekulative Ausführung ist notwendig, um die Pipeline der CPU effizient zu halten.</text:span></text:p>
        </text:list-item>
      </text:list>
      <text:h text:style-name="Heading_20_3" text:outline-level="3"><text:span text:style-name="Strong_20_Emphasis"><text:span text:style-name="T10">2. Verzweigung wird aufgelöst</text:span></text:span></text:h>
      <text:list text:style-name="L7">
        <text:list-item>
          <text:p text:style-name="P32"><text:span text:style-name="T10">Nach einigen Taktzyklen wird die tatsächliche Entscheidung für die Verzweigung (z. B. aus einer Vergleichsanweisung) getroffen. Dies geschieht oft in der </text:span><text:span text:style-name="Strong_20_Emphasis"><text:span text:style-name="T10">Execution Stage</text:span></text:span><text:span text:style-name="T10"> der Pipeline.</text:span></text:p>
        </text:list-item>
        <text:list-item>
          <text:p text:style-name="P33">Wenn die Vorhersage korrekt war, läuft die Pipeline ohne Unterbrechung weiter.</text:p>
        </text:list-item>
        <text:list-item>
          <text:p text:style-name="P34"><text:span text:style-name="T10">Wenn die Vorhersage falsch war, tritt eine </text:span><text:span text:style-name="Strong_20_Emphasis"><text:span text:style-name="T10">Branch Misprediction</text:span></text:span><text:span text:style-name="T10"> auf.</text:span></text:p>
        </text:list-item>
      </text:list>
      <text:h text:style-name="Heading_20_3" text:outline-level="3"><text:span text:style-name="Strong_20_Emphasis"><text:span text:style-name="T10">3. Pipeline Flush</text:span></text:span></text:h>
      <text:list text:style-name="L8">
        <text:list-item>
          <text:p text:style-name="P35">Die CPU erkennt, dass die falschen Instruktionen spekulativ ausgeführt wurden.</text:p>
        </text:list-item>
        <text:list-item>
          <text:p text:style-name="P36"><text:span text:style-name="T10">Die gesamte Pipeline wird </text:span><text:span text:style-name="Strong_20_Emphasis"><text:span text:style-name="T10">geleert (Pipeline Flush)</text:span></text:span><text:span text:style-name="T10">, um Platz für den korrekten Pfad zu machen.</text:span></text:p>
        </text:list-item>
        <text:list-item>
          <text:p text:style-name="P37"><text:span text:style-name="T10">Alle spekulativ ausgeführten Instruktionen und deren Ergebnisse werden </text:span><text:span text:style-name="Strong_20_Emphasis"><text:span text:style-name="T10">verworfen</text:span></text:span><text:span text:style-name="T10">.</text:span></text:p>
        </text:list-item>
      </text:list>
      <text:h text:style-name="Heading_20_3" text:outline-level="3"><text:span text:style-name="Strong_20_Emphasis"><text:span text:style-name="T10">4. Richtige Instruktionen laden</text:span></text:span></text:h>
      <text:list text:style-name="L9">
        <text:list-item>
          <text:p text:style-name="P38">Der korrekte Pfad wird geladen, und die CPU beginnt, die Instruktionen dieses Pfades auszuführen.</text:p>
        </text:list-item>
      </text:list>
      <text:p text:style-name="P30"/>
      <text:h text:style-name="Heading_20_3" text:outline-level="3"><text:span text:style-name="Strong_20_Emphasis"><text:span text:style-name="T10">Performance-Probleme bei Cross-Node Access</text:span></text:span></text:h>
      <text:p text:style-name="Text_20_body"><text:span text:style-name="Strong_20_Emphasis"><text:span text:style-name="T10">Erhöhte Latenz</text:span></text:span></text:p>
      <text:p text:style-name="P39"><text:span text:style-name="T10">Lokaler RAM-Zugriff (innerhalb derselben NUMA-Node) ist </text:span><text:span text:style-name="Strong_20_Emphasis"><text:span text:style-name="T10">schneller</text:span></text:span><text:span text:style-name="T10">, da der Speicher direkt mit dem Speichercontroller der CPU verbunden ist.</text:span></text:p>
      <text:p text:style-name="P39"><text:soft-page-break/><text:span text:style-name="T10">Remote-Zugriffe (Cross-Node) müssen über einen </text:span><text:span text:style-name="Strong_20_Emphasis"><text:span text:style-name="T10">Interconnect</text:span></text:span><text:span text:style-name="T10"> (z. B. AMD Infinity Fabric, Intel UPI) erfolgen, was zu höheren </text:span><text:span text:style-name="Strong_20_Emphasis"><text:span text:style-name="T10">Zugriffszeiten</text:span></text:span><text:span text:style-name="T10"> führt.</text:span></text:p>
      <text:p text:style-name="Text_20_body"><text:span text:style-name="Strong_20_Emphasis"><text:span text:style-name="T10">Reduzierte Speicherbandbreite</text:span></text:span></text:p>
      <text:p text:style-name="P40">Der Interconnect hat eine begrenzte Bandbreite. Bei häufigen Cross-Node-Zugriffen wird die Bandbreite ausgelastet, was die Gesamtleistung des Systems beeinträchtigen kann.</text:p>
      <text:p text:style-name="Text_20_body"><text:span text:style-name="Strong_20_Emphasis"><text:span text:style-name="T10">Kohärenz-Overhead</text:span></text:span></text:p>
      <text:p text:style-name="P39"><text:span text:style-name="T10">Cross-Node-Zugriffe erfordern, dass </text:span><text:span text:style-name="Strong_20_Emphasis"><text:span text:style-name="T10">Cache-Kohärenzprotokolle</text:span></text:span><text:span text:style-name="T10"> sicherstellen, dass die Daten zwischen den Nodes konsistent bleiben. Dies führt zu zusätzlichem Overhead.</text:span></text:p>
      <text:p text:style-name="Text_20_body"><text:span text:style-name="Strong_20_Emphasis"><text:span text:style-name="T10">Verzögerungen durch Synchronisation</text:span></text:span></text:p>
      <text:p text:style-name="P40">Wenn Threads oder Prozesse Daten zwischen NUMA-Nodes teilen, sind zusätzliche Synchronisationsmechanismen erforderlich, was zu weiteren Verzögerungen führen kann.</text:p>
      <text:p text:style-name="Text_20_body"><text:span text:style-name="Strong_20_Emphasis"><text:span text:style-name="T10">Ungleichmäßige Lastverteilung</text:span></text:span></text:p>
      <text:p text:style-name="Text_20_body"><text:span text:style-name="T10">Wenn eine CPU ständig auf Speicher in einer anderen Node zugreift, kann dies zu einer </text:span><text:span text:style-name="Strong_20_Emphasis"><text:span text:style-name="T10">Überlastung</text:span></text:span><text:span text:style-name="T10"> des Interconnects führen, während der lokale Speicher der ersten Node möglicherweise unterausgelastet bleibt.</text:span></text:p>
      <text:p text:style-name="P30"/>
      <text:p text:style-name="P41"/>
      <text:p text:style-name="P42">Stats herzeigen und code review</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ack" svg:font-family="Hack"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AT"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xagons_7e_LT_7e_Gliederung_20_1" style:display-name="Hexagons~LT~Gliederung 1" style:family="paragraph">
      <style:paragraph-properties fo:margin-top="0cm" fo:margin-bottom="0.372cm" style:contextual-spacing="false"/>
      <style:text-properties fo:color="#ffffff" loext:opacity="100%"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4"/><text:page-number text:select-page="current">7</text:page-number><text:bookmark-end text:name="PageNumWizard_FOOTER_Default Page Style4"/></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3T21:51:08.070819146</meta:creation-date>
    <dc:date>2025-01-24T00:49:51.492230326</dc:date>
    <meta:editing-duration>PT26M10S</meta:editing-duration>
    <meta:editing-cycles>3</meta:editing-cycles>
    <meta:generator>LibreOffice/24.8.4.2$Linux_X86_64 LibreOffice_project/bb3cfa12c7b1bf994ecc5649a80400d06cd71002</meta:generator>
    <meta:print-date>2025-01-24T00:49:03.542720784</meta:print-date>
    <meta:document-statistic meta:table-count="0" meta:image-count="0" meta:object-count="0" meta:page-count="7" meta:paragraph-count="118" meta:word-count="1157" meta:character-count="8476" meta:non-whitespace-character-count="7459"/>
  </office:meta>
</office:document-meta>
</file>